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11.236cm"/>
    </style:style>
    <style:style style:name="co8" style:family="table-column">
      <style:table-column-properties fo:break-before="auto" style:column-width="2.399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18.464cm"/>
    </style:style>
    <style:style style:name="co9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3.168cm"/>
    </style:style>
    <style:style style:name="ro2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3.545cm" fo:break-before="auto" style:use-optimal-row-height="false"/>
    </style:style>
    <style:style style:name="ro8" style:family="table-row">
      <style:table-row-properties style:row-height="0.51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11" style:family="table-cell" style:parent-style-name="Default">
      <style:text-properties style:font-name="Verdana1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font-name="Verdana1" fo:font-size="10pt" style:font-size-asian="10pt" style:font-size-complex="10pt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7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1" table:default-cell-style-name="ce3"/>
        <table:table-column table:style-name="co8" table:number-columns-repeated="767" table:default-cell-style-name="Default"/>
        <table:table-row table:style-name="ro2">
          <table:table-cell table:style-name="ce4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4" office:value-type="string">
            <text:p>target</text:p>
          </table:table-cell>
          <table:table-cell table:style-name="ce4" office:value-type="string">
            <text:p>errorlevel</text:p>
          </table:table-cell>
          <table:table-cell table:style-name="ce4" office:value-type="string">
            <text:p>source</text:p>
          </table:table-cell>
          <table:table-cell table:style-name="ce4" table:number-columns-repeated="1019"/>
        </table:table-row>
        <table:table-row table:style-name="ro4">
          <table:table-cell table:style-name="ce5" office:value-type="string">
            <text:p>BIIPROFILE-T14-R001</text:p>
          </table:table-cell>
          <table:table-cell table:style-name="ce5" office:value-type="string">
            <text:p>An invoice transaction T14 must only be used in CEN BII Profiles 5, 6, 7, 8, 13 or 19.</text:p>
          </table:table-cell>
          <table:table-cell table:style-name="ce8" office:value-type="string">
            <text:p>Invoice Profile</text:p>
          </table:table-cell>
          <table:table-cell table:style-name="ce5" office:value-type="string">
            <text:p>fatal</text:p>
          </table:table-cell>
          <table:table-cell office:value-type="string">
            <text:p>T14</text:p>
          </table:table-cell>
          <table:table-cell table:number-columns-repeated="1019"/>
        </table:table-row>
        <table:table-row table:style-name="ro3" table:number-rows-repeated="9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 table:number-rows-repeated="6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 table:number-rows-repeated="3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3" table:number-rows-repeated="29">
          <table:table-cell table:style-name="Default" table:number-columns-repeated="257"/>
          <table:table-cell table:number-columns-repeated="767"/>
        </table:table-row>
        <table:table-row table:style-name="ro3" table:number-rows-repeated="65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1"/>
        <table:table-column table:style-name="co11" table:default-cell-style-name="ce11"/>
        <table:table-column table:style-name="co12" table:default-cell-style-name="ce18"/>
        <table:table-column table:style-name="co9" table:number-columns-repeated="1021" table:default-cell-style-name="ce11"/>
        <table:table-row table:style-name="ro2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17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5">
          <table:table-cell table:style-name="ce10" office:value-type="string">
            <text:p>T14</text:p>
          </table:table-cell>
          <table:table-cell table:style-name="ce12" office:value-type="string">
            <text:p>BIIPROFILE-T14-R001</text:p>
          </table:table-cell>
          <table:table-cell office:value-type="string">
            <text:p><text:span text:style-name="T1">. = '</text:span><text:span text:style-name="T2">urn:</text:span><text:span text:style-name="T2"><text:a xlink:href="http://www.cenbii.eu/">www.cenbii.eu</text:a></text:span><text:span text:style-name="T2">:profile:bii05:ver1.0</text:span><text:span text:style-name="T1">' or . = '</text:span><text:span text:style-name="T2">urn:</text:span><text:span text:style-name="T2"><text:a xlink:href="http://www.cenbii.eu/">www.cenbii.eu</text:a></text:span><text:span text:style-name="T2">:profile:bii06:ver1.0</text:span><text:span text:style-name="T1">' or . = </text:span><text:span text:style-name="T1">'</text:span><text:span text:style-name="T2">urn:</text:span><text:span text:style-name="T2"><text:a xlink:href="http://www.cenbii.eu/">www.cenbii.eu</text:a></text:span><text:span text:style-name="T2">:profile:bii07:ver1.0</text:span><text:span text:style-name="T1">' or . = '</text:span><text:span text:style-name="T2">urn:</text:span><text:span text:style-name="T2"><text:a xlink:href="http://www.cenbii.eu/">www.cenbii.eu</text:a></text:span><text:span text:style-name="T2">:profile:bii08:ver1.0</text:span><text:span text:style-name="T1">' or . = '</text:span><text:span text:style-name="T2">urn:</text:span><text:span text:style-name="T2"><text:a xlink:href="http://www.cenbii.eu/">www.cenbii.eu</text:a></text:span><text:span text:style-name="T2">:profile:bii13:ver1.0</text:span><text:span text:style-name="T1">' or . = '</text:span><text:span text:style-name="T2">urn:</text:span><text:span text:style-name="T2"><text:a xlink:href="http://www.cenbii.eu/">www.cenbii.eu</text:a></text:span><text:span text:style-name="T2">:profile:bii19:ver1.0</text:span><text:span text:style-name="T1">'</text:span>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T14</text:p>
          </table:table-cell>
          <table:table-cell table:style-name="ce13" office:value-type="string">
            <text:p>Invoice Profile</text:p>
          </table:table-cell>
          <table:table-cell office:value-type="string">
            <text:p>//cbc:ProfileID</text:p>
          </table:table-cell>
          <table:table-cell table:number-columns-repeated="1021"/>
        </table:table-row>
        <table:table-row table:style-name="ro3" table:number-rows-repeated="2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3">
          <table:table-cell table:style-name="ce10"/>
          <table:table-cell table:style-name="ce13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table:style-name="ce10"/>
          <table:table-cell table:style-name="ce13"/>
          <table:table-cell table:style-name="ce20"/>
          <table:table-cell table:style-name="ce26"/>
          <table:table-cell table:number-columns-repeated="1020"/>
        </table:table-row>
        <table:table-row table:style-name="ro3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table:style-name="ce10"/>
          <table:table-cell table:style-name="ce13"/>
          <table:table-cell table:style-name="ce20"/>
          <table:table-cell table:number-columns-repeated="1021"/>
        </table:table-row>
        <table:table-row table:style-name="ro3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0"/>
          <table:table-cell table:style-name="ce13"/>
          <table:table-cell table:style-name="ce21"/>
          <table:table-cell table:number-columns-repeated="1021"/>
        </table:table-row>
        <table:table-row table:style-name="ro3" table:number-rows-repeated="2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6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0"/>
          <table:table-cell table:style-name="ce13"/>
          <table:table-cell table:style-name="ce22"/>
          <table:table-cell table:number-columns-repeated="1021"/>
        </table:table-row>
        <table:table-row table:style-name="ro3" table:number-rows-repeated="6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10"/>
          <table:table-cell table:style-name="ce13"/>
          <table:table-cell table:style-name="ce23"/>
          <table:table-cell table:number-columns-repeated="1021"/>
        </table:table-row>
        <table:table-row table:style-name="ro3" table:number-rows-repeated="4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3" table:number-rows-repeated="6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3">
          <table:table-cell table:style-name="ce10"/>
          <table:table-cell table:style-name="ce15"/>
          <table:table-cell table:style-name="ce13"/>
          <table:table-cell table:number-columns-repeated="1021"/>
        </table:table-row>
        <table:table-row table:style-name="ro3">
          <table:table-cell table:style-name="ce10"/>
          <table:table-cell table:style-name="ce16"/>
          <table:table-cell table:style-name="ce25"/>
          <table:table-cell table:number-columns-repeated="1021"/>
        </table:table-row>
        <table:table-row table:style-name="ro3" table:number-rows-repeated="4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3" table:number-rows-repeated="32">
          <table:table-cell table:style-name="Default" table:number-columns-repeated="1024"/>
        </table:table-row>
        <table:table-row table:style-name="ro3" table:number-rows-repeated="65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9" table:default-cell-style-name="ce3"/>
        <table:table-column table:style-name="co14" table:default-cell-style-name="ce3"/>
        <table:table-column table:style-name="co9" table:number-columns-repeated="1022" table:default-cell-style-name="Default"/>
        <table:table-row table:style-name="ro2">
          <table:table-cell table:style-name="ce28" office:value-type="string">
            <text:p>Profile</text:p>
          </table:table-cell>
          <table:table-cell table:style-name="ce28" office:value-type="string">
            <text:p>Transaction</text:p>
          </table:table-cell>
          <table:table-cell table:style-name="ce28" office:value-type="string">
            <text:p>Binding</text:p>
          </table:table-cell>
          <table:table-cell table:style-name="ce29" office:value-type="string">
            <text:p>Instance Namespace</text:p>
          </table:table-cell>
          <table:table-cell table:number-columns-repeated="1020"/>
        </table:table-row>
        <table:table-row table:style-name="ro8">
          <table:table-cell table:style-name="Default"/>
          <table:table-cell office:value-type="string">
            <text:p>T14</text:p>
          </table:table-cell>
          <table:table-cell office:value-type="string">
            <text:p>UBL</text:p>
          </table:table-cell>
          <table:table-cell table:style-name="ce30" office:value-type="string">
            <text:p>urn:oasis:names:specification:ubl:schema:xsd:CreditNote-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E65533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3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0-11-05T13:02:13</dc:date>
    <meta:generator>OpenOffice.org/3.2$Unix OpenOffice.org_project/320m18$Build-9502</meta:generator>
    <meta:editing-duration>PT161H03M13S</meta:editing-duration>
    <meta:editing-cycles>104</meta:editing-cycles>
    <meta:document-statistic meta:table-count="3" meta:cell-count="27" meta:object-count="0"/>
  </office:meta>
</office:document-meta>
</file>